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8.56pt"/>
    </style:style>
    <style:style style:name="co2" style:family="table-column">
      <style:table-column-properties fo:break-before="auto" style:column-width="142.61pt"/>
    </style:style>
    <style:style style:name="co3" style:family="table-column">
      <style:table-column-properties fo:break-before="auto" style:column-width="150.6pt"/>
    </style:style>
    <style:style style:name="co4" style:family="table-column">
      <style:table-column-properties fo:break-before="auto" style:column-width="126.54pt"/>
    </style:style>
    <style:style style:name="co5" style:family="table-column">
      <style:table-column-properties fo:break-before="auto" style:column-width="48.76pt"/>
    </style:style>
    <style:style style:name="co6" style:family="table-column">
      <style:table-column-properties fo:break-before="auto" style:column-width="93.86pt"/>
    </style:style>
    <style:style style:name="co7" style:family="table-column">
      <style:table-column-properties fo:break-before="auto" style:column-width="110.4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92d050" style:rotation-align="none"/>
    </style:style>
    <style:style style:name="ce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fo:color="#70ad47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fo:color="#000000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COMMIT:</text:p>
          </table:table-cell>
          <table:table-cell table:style-name="ce1" office:value-type="string" calcext:value-type="string">
            <text:p>CATEGORIES:</text:p>
          </table:table-cell>
          <table:table-cell table:style-name="ce1" office:value-type="string" calcext:value-type="string">
            <text:p>(Author1) <text:span text:style-name="T1">Y</text:span><text:span text:style-name="T2">/</text:span><text:span text:style-name="T3">N</text:span></text:p>
          </table:table-cell>
          <table:table-cell table:style-name="ce1" office:value-type="string" calcext:value-type="string">
            <text:p>(Author2) <text:span text:style-name="T1">Y</text:span><text:span text:style-name="T2">/</text:span><text:span text:style-name="T3">N</text:span></text:p>
          </table:table-cell>
          <table:table-cell table:number-columns-repeated="2"/>
          <table:table-cell table:style-name="ce4" office:value-type="string" calcext:value-type="string">
            <text:p>CATEGORIES</text:p>
          </table:table-cell>
          <table:table-cell table:style-name="ce4" office:value-type="string" calcext:value-type="string">
            <text:p>PERCENTAGE (%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pportforfootball/footdemologic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CODE</text:p>
          </table:table-cell>
          <table:table-cell table:style-name="ce5" office:value-type="percentage" office:value="0.9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icCard:conveniencefieldallData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BUILD</text:p>
          </table:table-cell>
          <table:table-cell table:style-name="ce5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allcontacts(evenwithoutphonenumber...)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CI</text:p>
          </table:table-cell>
          <table:table-cell table:style-name="ce5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itinganticrossactuallyeditedruggo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PLAN</text:p>
          </table:table-cell>
          <table:table-cell table:style-name="ce5" office:value-type="percentage" office:value="0.92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gepullrequest#4116fromopenmsupply/adamdewey-patch-1</text:p>
          </table:table-cell>
          <table:table-cell office:value-type="string" calcext:value-type="string">
            <text:p>CODE</text:p>
          </table:table-cell>
          <table:table-cell table:number-columns-repeated="2" table:style-name="ce3" office:value-type="string" calcext:value-type="string">
            <text:p>CI/BUILD</text:p>
          </table:table-cell>
          <table:table-cell table:number-columns-repeated="2"/>
          <table:table-cell table:style-name="ce4" office:value-type="string" calcext:value-type="string">
            <text:p>RELEASE</text:p>
          </table:table-cell>
          <table:table-cell table:style-name="ce5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yle&amp;spellingchangestoprinting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NO LABEL</text:p>
          </table:table-cell>
          <table:table-cell table:style-name="ce5" office:value-type="percentage" office:value="0.9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ertedandmoved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TEST</text:p>
          </table:table-cell>
          <table:table-cell table:style-name="ce5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nameatomicNumbertonumber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ewclientlibver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dismisslogictonotifications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orrectsomemergebugs,tuneeditorcss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SCI:addingcommentaboutinvalidrectreturnval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"editasnewmessage"actiontomessageview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edttsicon,startunstarfolder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hangeclosedindicatorfontandsize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isablefeature-flaggingofteamauditor(#14504)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daterobolectrictolatestversion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adonceandreusethequeryfilescontent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justedtovalignthetitlesonbuttons.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singnon-resourcecalendars(#44)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logmessagewhenexportingdata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quirethe[moment]prop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1208fromgoogle/issue1130</text:p>
          </table:table-cell>
          <table:table-cell office:value-type="string" calcext:value-type="string">
            <text:p>CODE</text:p>
          </table:table-cell>
          <table:table-cell table:number-columns-repeated="2" table:style-name="ce3" office:value-type="string" calcext:value-type="string">
            <text:p>CI/BU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vednowuselessappiumtests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HerearesomemoreimprovementstotheWhatsInterestingpanel.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Woops,Game::getRoomNum()wasalreadyimplemented.Removedthesupe…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development</text:p>
          </table:table-cell>
          <table:table-cell office:value-type="string" calcext:value-type="string">
            <text:p>CODE</text:p>
          </table:table-cell>
          <table:table-cell table:number-columns-repeated="2" table:style-name="ce3" office:value-type="string" calcext:value-type="string">
            <text:p>BU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ontabletsupport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ed:Querieswithpunctuationnowreturnresults.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893frommarco-jacob/fixPersonalNoteFinal</text:p>
          </table:table-cell>
          <table:table-cell office:value-type="string" calcext:value-type="string">
            <text:p>CODE</text:p>
          </table:table-cell>
          <table:table-cell table:number-columns-repeated="2" table:style-name="ce3" office:value-type="string" calcext:value-type="string">
            <text:p>CI/BU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edallmodels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ewclientlibver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orceupdatesupportlibraryforoutdatedactionbarsherlocklibrary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movelinksfromioscalendardetail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832fromopenmsupply/#2666-fix-null-last-sync</text:p>
          </table:table-cell>
          <table:table-cell office:value-type="string" calcext:value-type="string">
            <text:p>CODE</text:p>
          </table:table-cell>
          <table:table-cell table:number-columns-repeated="2" table:style-name="ce3" office:value-type="string" calcext:value-type="string">
            <text:p>CI/BU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compatviewupdate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xtradebugsnolongerrequired.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orderingmethodstogroupoverridenones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inortranslationfixes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:R.layout.activity_base_without_drawer_and_scrolling_effectsti…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andsimplifyHomeOrUpiconmanagement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terimcommit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ndroid:Fixinitcrash.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ypoindeselectlogic(#22844)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magens.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Somelayoutfixes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hreadedEPWINGimplementation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atchuriswithpathswithoutleadingslash(APIlevelsbelow18)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dateic_launchericon.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iggestpartdone;missingimplofRestoreDefaults,statusScreen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edsettings.gradle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seincludeDSLinsettings.gradle.kt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moveunusedcodeinbuildSrc/build.gradle.kt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lugin(migrateToAndroidX):alsoinclude.gradle.ktsfile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:usepkg-configtocheckfreetype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.sh:AlwaysuseGRADLEvariable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.md:addAndroidStudioinstruction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.gradle:GivehigherprioritytoGoogleMavenrepository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akejenkins-build.sheasytorunonanymachine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dateversioninbuild.gradle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gradle):bumpgoogle-service4.1.0to4.2.0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gem):removeinvalidoption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(build):fixandroidSDKversion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(build):fixobseletefunction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gradle):bumpgradle3.2.0to3.5.1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(build):fixgradlerepositorie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deps):bumprubyzipfrom1.2.3to1.3.0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gem):usingBundler2(#708)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gem):updatefastlane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deps):bumpextendfrom3.0.1to3.0.2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deps):bumplodash.mergefrom4.6.1to4.6.2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(gradle):fixgradledependencieserror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deps):bumplodash.templatefrom4.4.0to4.5.0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npm):updatedependencie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dependencies):addmaintenancecommand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manifest):increaseversionvalue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package):release2.0.0-rc.7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package):removesufixfcm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gradle):implementfirebaselibrary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transifex):EUspanishtranslate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manifest):movefcmactivity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atchforHARMONY-2486"[drlvm][build]gc_genmodulemustdependonvâ€¦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omplete(fix)build.xmlcleanupfortests.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63frompersian-calendar/dependabot/gradle/junitâ€¦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deps):bumpjunit5Versionfrom5.8.2to5.9.0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64frompersian-calendar/dependabot/gradle/org.jâ€¦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(deps):bumpjunit-platform-runnerfrom1.8.2to1.9.0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cker:uselatestcmake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:updateversion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radle:increasememory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:updateversion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cker:useJava11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:updateversion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:updatendk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cker:updatetool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:updateversion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:updateversion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radle:updatedependencies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-daemon:linklibgit2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ild:cleanup</text:p>
          </table:table-cell>
          <table:table-cell office:value-type="string" calcext:value-type="string">
            <text:p>BUILD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ofgit.savoirfairelinux.com:android-branch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ofgit.savoirfairelinux.com:android-branch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7frompredictive-technology-laboratory/develop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3frompredictive-technology-laboratory/develop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develop'intocapstone-active-sensing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develop'intocapstone-active-sensing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2frompredictive-technology-laboratory/develop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develop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develop'intoanonymizer-summary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1frompredictive-technology-laboratory/develop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develop'intocapstone-active-sensing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develop'intocapstone-active-sensing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38frompredictive-technology-laboratory/develop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37frompredictive-technology-laboratory/develop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13fromvanita5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push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'updatedusageofHoloAccent'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:reducedoverdraw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ofgithub.com:wellenvogel/avnav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routing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routing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routing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useroverlay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useroverlay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useroverlay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ofgithub.com:wellenvogel/avnav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release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pr_127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97frommstevetodd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ofhttps://github.com/mstevetodd/EngineDriv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96frommstevetodd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90fromflash62au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95frommstevetodd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89frommstevetodd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94frommstevetodd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ofhttps://github.com/mstevetodd/EngineDriv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93fromflash62au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82fromflash62au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remote-trackingbranch'origin/master'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remote-trackingbranch'origin/master'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87fromflash62au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81fromflash62au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remote-trackingbranch'origin/master'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92frommstevetodd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88fromflash62au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91fromflash62au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remote-trackingbranch'origin/master'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remote-trackingbranch'origin/master'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975fromflash62au/master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remote-trackingbranch'origin/master'</text:p>
          </table:table-cell>
          <table:table-cell office:value-type="string" calcext:value-type="string">
            <text:p>CI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SCUMM:Re-enabledPCjrmusicforsomemoregames</text:p>
          </table:table-cell>
          <table:table-cell office:value-type="string" calcext:value-type="string">
            <text:p>PLAN</text:p>
          </table:table-cell>
          <table:table-cell table:number-columns-repeated="2" table:style-name="ce3"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MM:Re-enablePCjrmusicforEGALoom.</text:p>
          </table:table-cell>
          <table:table-cell office:value-type="string" calcext:value-type="string">
            <text:p>PLAN</text:p>
          </table:table-cell>
          <table:table-cell table:number-columns-repeated="2" table:style-name="ce3"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MM:Re-enablePCjrmusicforIndy3</text:p>
          </table:table-cell>
          <table:table-cell office:value-type="string" calcext:value-type="string">
            <text:p>PLAN</text:p>
          </table:table-cell>
          <table:table-cell table:number-columns-repeated="2" table:style-name="ce3" office:value-type="string" calcext:value-type="string">
            <text:p>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:Re-enablethethrottleforkFrameout,Imusthavebeenasleepthâ€¦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datereadme(draft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noteaboutfixfor1.1.1toREADME-WinCE.txt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workmixer(re)init.fixesbug#2694722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tolp-design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esign-tweaks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-enableverbcode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OpenGL/Brush:re-enableSet()onGLES2.0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date-readme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odecleanup+documentation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akefile:re-enableSDLforscreen.a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cardbackground(pre-Lollipop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-enabledkarthonkingsoundwhenaplayerkartisovertaken(which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SuperTuxtimerequirementsforchallengeslackingit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oreconsistentbalanceintimerequirements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Switchtopositionrequirementsforintermediate/novicedifficulties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(Broken)rankingcomputation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quadrequirementsissuecausingrescuestowrongquad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obile:GenerateDiveObjectHelpersonthefly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obile:wrapupfixesforBTdownloadonAndroid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[firebase-analytics]:AddanoteaboutnativeFirebaseSDK(#19082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[writing-style-guide]:Addaguidelinetoavoidusingworkflows(â€¦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UsenpxexpoinstallforInstallSectionexceptonSDK43,44,â€¦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[getting-started]:UpdateGettingstartedpagestousenewlocaâ€¦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ENG-3865][docs]E2Etests:describeuploadingscreenshotsfromEASBâ€¦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[development/getting-started]:Addanoteaboutrebuildingtheâ€¦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[dev-client]updateeas-updatetoincludeextensionspanelinfoâ€¦(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replaceinvalidheadings,removeunnecessary&lt;br/&gt;s(#19051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ENG-3865][docs]updatedocsonEASBuildartifacts(#18921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updatedadditionalresources(#18982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newlinkingguide(#18935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cleanupapptransferdocs(#18968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updatebaredocs(#18974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addmissingimporttoworkflow/using-libraries(#18995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consolidatewebdocs(#18979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[permissions]:Updatekeyboardshortcutreferences(#18986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permissionsupdate(#18972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movesecuritydocfromdistributiontoappsigning(#18975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hore(docs):deleteusing-the-documentation(#18976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combineusinglibrariesdocs(#18973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updatedistributiondocs(#18926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Nogeneric"Expoapp"usage(#18942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eat(docs):updateSDKpagestoreflectnewCLI(#18903)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docs]AR-&gt;Accelerometer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dateserver.conf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esign:P</text:p>
          </table:table-cell>
          <table:table-cell office:value-type="string" calcext:value-type="string">
            <text:p>PLAN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mpversiontov0.15.16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mpversiontov0.15.15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mpversiontov0.15.14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mpversiontov0.12.3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edComponentInfos,UpdatedCandyBarto1.13.1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OptimizedPNGfiles,UpdatedtoCandyBar3.10.0andAddedwallpapers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preparereleasev0.9.3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releasev0.9.2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preparereleasev0.9.4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releasev0.9.3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preparereleasev0.9.2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releasev0.9.1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preparereleasev0.9.1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releasev0.9.0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preparereleasev0.8.1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releasev0.8.0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preparereleasev0.7.4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releasev0.7.3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maven-release-plugin]preparereleasev0.7.3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release]releasev0.7.2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maven-release-plugin]preparereleasev0.7.2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maven-release-plugin]releasev0.7.1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maven-release-plugin]releasev0.7.1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maven-release-plugin]releasev0.7.0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maven-release-plugin]releasev0.6.2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*[maven-release-plugin]releasev0.6.1-SNAPSHO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428fromDevFactory/release/class-variable-fieldsâ€¦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4.6.1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4.6.2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4.6.0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4.5.8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382frommarverenic/m/bump-version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373frommarverenic/m/bump-version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(release):updateversiononandroidmanifes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(release):updateversiononandroidmanifes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(release):updateversiononandroidmanifest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(release):forcethepushtodevelop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(release):removethedeletebranch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(release):removeupdateonmaster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(release):forcethepushtodevelop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(release):removethedeletebranch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457-flatpak-version-of-the-app-forgets-credentials-betwâ€¦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umpmobile-sectionscontentformatversionto0.12.0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ushtoorigininmake-release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gradetoFrescov0.13.0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gradeGradletov2.12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tag'v3.3.2'intoandroid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release/6.01.00'intodevelop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release/6.01.00'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release/6.01.00'ofhttps://git.code.sf.net/p/csound/csâ€¦</text:p>
          </table:table-cell>
          <table:table-cell office:value-type="string" calcext:value-type="string">
            <text:p>RELEAS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se-perm/xxxinsteadof-perm+xxxinfindinvokations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atatrak.c:don'tusePOSIX%mformatforsscanf()indtrak_prepare_dâ€¦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se#ifdefined()insteadof#if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overridedevicenamewhenusingBT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leakmemoryondownloadeddivesnotpicked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usethedeprecatedCMakevariable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QMLUI:don'taccessmembersofundefinedobjects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ontinuedocker-composeworkonnetdata(WIP)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ansiblerole(WIP)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xportOPMLfilesas.opml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2to3vendor/munin/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trytoinstallGrantleefileswhenbuildingSubsurface-mobileoâ€¦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hidelocationcompletionwhenusertypesspace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showalltheautogenerateddivesitesontheglobe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crosslinkeventsbetweendisplayed_diveandcurrent_dive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eactivate'Showprofiles'if'tableprint'ischecked.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l10nthefooterstring.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fetchwiki-specificuseridunnecessarily.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datebehaviorsoftappingonsearchfieldinreadinglist&amp;historyâ€¦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repeatnewsFeedcard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blur]addbasicJSDoccommenttotheexportedcomponent(#20698)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ndtheA/Btestofmorelikevs.full-text.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usehard-codedfiledirectory.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[*]Don'tincludeneutralunitsinattackcalculationsforfastercompâ€¦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buildforXPanylonger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movedFinalResource,empty/loadedsprites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(WiiSalamander)SalamanderforWii(WIP)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(Xbox1/RMenu)Fixesforsomeofthe'setdirectory'settings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139frommfietz/2121-gpodder-force-full-sync</text:p>
          </table:table-cell>
          <table:table-cell office:value-type="string" calcext:value-type="string">
            <text:p>NO LABEL</text:p>
          </table:table-cell>
          <table:table-cell table:number-columns-repeated="2" table:style-name="ce3" office:value-type="string" calcext:value-type="string">
            <text:p>BU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gepullrequest#209fromcmgustavo/bug/01-css-templates</text:p>
          </table:table-cell>
          <table:table-cell office:value-type="string" calcext:value-type="string">
            <text:p>NO LABEL</text:p>
          </table:table-cell>
          <table:table-cell table:number-columns-repeated="2" table:style-name="ce3" office:value-type="string" calcext:value-type="string">
            <text:p>BU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hangelog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edtranslationusingWeblate(Portuguese(Brazil))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Don'treordertaskswhenupdating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(WIP)moreRxstuffandgithublistclient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ewicon:Yandex.Disk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cons:TempleRunandTempleRun2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ofhttp://github.com/dreamteam69/dmix.git</text:p>
          </table:table-cell>
          <table:table-cell office:value-type="string" calcext:value-type="string">
            <text:p>NO LABEL</text:p>
          </table:table-cell>
          <table:table-cell table:number-columns-repeated="2" table:style-name="ce3" office:value-type="string" calcext:value-type="string">
            <text:p>BU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gebranch'master'ofhttp://github.com/dreamteam69/dmix.git</text:p>
          </table:table-cell>
          <table:table-cell office:value-type="string" calcext:value-type="string">
            <text:p>NO LABEL</text:p>
          </table:table-cell>
          <table:table-cell table:number-columns-repeated="2" table:style-name="ce3" office:value-type="string" calcext:value-type="string">
            <text:p>BU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gebranch'pjc-092010'ofhttp://github.com/philchand/dmix.git</text:p>
          </table:table-cell>
          <table:table-cell office:value-type="string" calcext:value-type="string">
            <text:p>NO LABEL</text:p>
          </table:table-cell>
          <table:table-cell table:number-columns-repeated="2" table:style-name="ce3" office:value-type="string" calcext:value-type="string">
            <text:p>BUI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xurlandquoteBBCode(Forum)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Showloadingindicatoraftersearching(Forum)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anifest:supportdirectsharebackwardcompatibility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vcard:don'tsenddefaultprofile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theactivitytransitions(againðŸ™„)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WIP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WIP(#6938)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adme:Addqtgraphicaleffectstorequiredmodules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-TelaSobreatualizada-referencias,teladeanalise,camera</text:p>
          </table:table-cell>
          <table:table-cell office:value-type="string" calcext:value-type="string">
            <text:p>NO LABEL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movetheunusedtestfolder(/test/src)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filesystemonCC3200.Unit-Testisnotrunningyet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-fs_dev'intoMaster-fs_dev-test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Unit-Test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/Test{Trace,OLC}:fixupdate_time()prototype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/harness_aircraft:removeunusedlocalvariable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ngine/Util/DiffFilter:CorrectedFormatandIndentation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ngine/Util/DiffFilter:ChangedDocumentation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ngine/Util/AvFilter:CorrectedFormatandIndentation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ngine/Trace/Trace:CorrectedIndentation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ngine/Trace/Trace:Simplifiedoptimise_if_old()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1510fromdimagi/robolectric-test-fixe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ngine/Trace/Trace:CorrectedFormatandIndentation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316fromdimagi/flexible-test-build-type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branch'master'intoflexible-test-build-type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aketest-jarasapartofbuildphaseandmake-test-moduletaskmor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lypatchforHARMONY-6104([dvrlm][testing][vmtt]VMTTrendersmul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testfailureoforg.apache.harmony.luni.tests.java.net.IDNTest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xcludesorg.apache.harmony.beans.tests.java.beans.beancontext.BeanCo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movetheorg.apache.harmony.beans.tests.java.beans.beancontext.Bean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1.Copy${hy.beans.src.test.support}to${hy.beans.bin.test.support}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moveorg.apache.harmony.beans.tests.java.beans.beancontext.BeanCont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Removeorg.apache.harmony.beans.tests.java.beans.beancontext.BeanCont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lyslightlymodifiedpatchfromHARMONY-4159([testing]EHWAscena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HARMONY-3206([drlvm][testing]DRLVMValidationTestSuite)asfromJIRA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HARMONY-3528([testing]contributionoftheFunctionaltestsuite)as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ddskillattributeto"Isskillusable"test.Fixes#679(togetherw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s:Getproperdirectoryseparatorfromdetectedencodingbeforec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691frommfietz/issue/app-test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174fromcmgustavo/feature/01-test-directive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140fromcolkito/fix/angularjs-test-service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139fromcolkito/feature/angularjs-test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61frommaraoz/fix/browser-test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pdated:AdapterandDevices,Finished:XMLthings(+tests)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727fromgerhardol/feature/runalyze-testing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23fromdaverix/unitTest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fixnpewithpush-test-audio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xamples+tests:UpdateusageofactionsinPagecomponent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s:Fixfailingautotestduetoremovedproperty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1471fromgarvankeeley/power-options-user-test-se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(store):portConnectteststoava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(test):setupbrowsertestingforava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(note):refactornotesmoduleandaddtest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1464fromcascheberg/tests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252fromscrollback/ava-test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(project):rewritesometeststorunwithava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est(test):useavaasdefaulttestframework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ergepullrequest#1470fromgarvankeeley/power-options-user-test-seâ€¦</text:p>
          </table:table-cell>
          <table:table-cell office:value-type="string" calcext:value-type="string">
            <text:p>TEST</text:p>
          </table:table-cell>
          <table:table-cell table:style-name="ce2" table:number-columns-repeated="2"/>
          <table:table-cell table:number-columns-repeated="1020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la1" table:target-range-address="Foglio1.G1:Foglio1.H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51pt 0.74pt 0.51pt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a Nolletti</meta:initial-creator>
    <dc:creator>Martina Nolletti</dc:creator>
    <meta:creation-date>2023-10-28T12:31:40</meta:creation-date>
    <dc:date>2023-11-23T12:30:25</dc:date>
    <meta:editing-duration>P0D</meta:editing-duration>
    <meta:generator>LibreOffice/6.1.5.2$Linux_X86_64 LibreOffice_project/10$Build-2</meta:generator>
    <meta:document-statistic meta:table-count="1" meta:cell-count="74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